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FF0000" fo:font-size="20pt" style:font-size-asian="20pt" style:font-size-complex="20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T4" style:parent-style-name="Policepardéfaut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Policepardéfaut" style:family="text">
      <style:text-properties fo:font-weight="bold" style:font-weight-asian="bold" style:font-weight-complex="bold" fo:font-size="15pt" style:font-size-asian="15pt" style:font-size-complex="15pt"/>
    </style:style>
    <style:style style:name="T6" style:parent-style-name="Policepardéfaut" style:family="text">
      <style:text-properties fo:font-weight="bold" style:font-weight-asian="bold" style:font-weight-complex="bold" fo:font-size="15pt" style:font-size-asian="15pt" style:font-size-complex="15pt"/>
    </style:style>
    <style:style style:name="T7" style:parent-style-name="Policepardéfaut" style:family="text">
      <style:text-properties fo:font-weight="bold" style:font-weight-asian="bold" style:font-weight-complex="bold" fo:font-size="15pt" style:font-size-asian="15pt" style:font-size-complex="15pt"/>
    </style:style>
    <style:style style:name="T8" style:parent-style-name="Policepardéfaut" style:family="text">
      <style:text-properties fo:font-weight="bold" style:font-weight-asian="bold" style:font-weight-complex="bold" fo:font-size="15pt" style:font-size-asian="15pt" style:font-size-complex="15pt"/>
    </style:style>
    <style:style style:name="T9" style:parent-style-name="Policepardéfaut" style:family="text">
      <style:text-properties fo:font-weight="bold" style:font-weight-asian="bold" style:font-weight-complex="bold" fo:font-size="15pt" style:font-size-asian="15pt" style:font-size-complex="15pt"/>
    </style:style>
    <style:style style:name="T10" style:parent-style-name="Policepardéfaut" style:family="text">
      <style:text-properties fo:font-weight="bold" style:font-weight-asian="bold" style:font-weight-complex="bold" fo:font-size="15pt" style:font-size-asian="15pt" style:font-size-complex="15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ompte Rendu</text:p>
      <text:p text:style-name="P2">Yassine Abbes<text:s/>5IIR9</text:p>
      <text:p text:style-name="P3"/>
      <text:p text:style-name="Normal"><text:span text:style-name="T4"><draw:frame draw:style-name="a0" draw:name="Image 1" text:anchor-type="as-char" svg:x="0in" svg:y="0in" svg:width="4.13238in" svg:height="4.17343in" style:rel-width="scale" style:rel-height="scale"><draw:image xlink:href="media/image1.png" xlink:type="simple" xlink:show="embed" xlink:actuate="onLoad"/><svg:title/><svg:desc/></draw:frame></text:span><text:span text:style-name="T5"><text:s/></text:span><text:span text:style-name="T6"><draw:frame draw:style-name="a1" draw:name="Image 6" text:anchor-type="as-char" svg:x="0in" svg:y="0in" svg:width="2.21902in" svg:height="4.20217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7"><draw:frame draw:style-name="a2" draw:name="Image 2" text:anchor-type="as-char" svg:x="0in" svg:y="0in" svg:width="4.08662in" svg:height="2.79433in" style:rel-width="scale" style:rel-height="scale"><draw:image xlink:href="media/image3.png" xlink:type="simple" xlink:show="embed" xlink:actuate="onLoad"/><svg:title/><svg:desc/></draw:frame></text:span><text:span text:style-name="T8"><draw:frame draw:style-name="a3" draw:name="Image 7" text:anchor-type="as-char" svg:x="0in" svg:y="0in" svg:width="2.33484in" svg:height="4.46956in" style:rel-width="scale" style:rel-height="scale"><draw:image xlink:href="media/image4.png" xlink:type="simple" xlink:show="embed" xlink:actuate="onLoad"/><svg:title/><svg:desc/></draw:frame></text:span></text:p>
      <text:soft-page-break/>
      <text:p text:style-name="Normal"><text:span text:style-name="T9"><draw:frame draw:style-name="a4" draw:name="Image 3" text:anchor-type="as-char" svg:x="0in" svg:y="0in" svg:width="4.24935in" svg:height="5.0162in" style:rel-width="scale" style:rel-height="scale"><draw:image xlink:href="media/image5.png" xlink:type="simple" xlink:show="embed" xlink:actuate="onLoad"/><svg:title/><svg:desc/></draw:frame></text:span><text:span text:style-name="T10"><draw:frame draw:style-name="a5" draw:name="Image 4" text:anchor-type="as-char" svg:x="0in" svg:y="0in" svg:width="4.24586in" svg:height="4.1615in" style:rel-width="scale" style:rel-height="scale"><draw:image xlink:href="media/image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assine Abbes</meta:initial-creator>
    <dc:creator>Yassine Abbes</dc:creator>
    <meta:creation-date>2023-11-30T19:15:00Z</meta:creation-date>
    <dc:date>2023-11-30T19:33:00Z</dc:date>
    <meta:print-date>2023-11-30T19:32:00Z</meta:print-date>
    <meta:template xlink:href="Normal" xlink:type="simple"/>
    <meta:editing-cycles>1</meta:editing-cycles>
    <meta:editing-duration>PT1080S</meta:editing-duration>
    <meta:document-statistic meta:page-count="2" meta:paragraph-count="1" meta:word-count="6" meta:character-count="43" meta:row-count="1" meta:non-whitespace-character-count="38"/>
  </office:meta>
</office:document-meta>
</file>